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ff0000" loext:opacity="100%" fo:language="en" fo:country="US"/>
    </style:style>
    <style:style style:name="T4" style:family="text">
      <style:text-properties fo:color="#000000" loext:opacity="100%" fo:language="en" fo:country="US" fo:font-weight="bold" style:font-weight-asian="bold" style:font-weight-complex="bold"/>
    </style:style>
    <style:style style:name="T5" style:family="text">
      <style:text-properties fo:color="#000000" loext:opacity="100%" fo:language="en" fo:country="US"/>
    </style:style>
    <style:style style:name="T6" style:family="text">
      <style:text-properties fo:color="#000000" loext:opacity="100%" fo:language="en" fo:country="US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Joel</text:span><text:span text:style-name="T1">: Good morning. How are you?</text:span></text:p>
      <text:p text:style-name="Standard"><text:span text:style-name="T2">Laura</text:span><text:span text:style-name="T1">: I'm doing well, thank you. Pleased to meet you. Can you please state your name and your background?</text:span></text:p>
      <text:p text:style-name="Standard"><text:span text:style-name="T2">Joel</text:span><text:span text:style-name="T1">: My name is Joel and I have a degree in Computer Science. I've been working as a front-end developer for the past four years and I have experience in HTML, CSS, and JavaScript.</text:span></text:p>
      <text:p text:style-name="Standard"><text:span text:style-name="T2">Laura</text:span><text:span text:style-name="T1">: That's great. Can you tell me about a project you worked on that you're particularly proud of?</text:span></text:p>
      <text:p text:style-name="Standard"><text:span text:style-name="T2">Joel</text:span><text:span text:style-name="T1">: Well, you see, I recently worked on a project for a large e-commerce company. We completely redesigned their website and implemented a new responsive design. It was a challenging project, but it was also very rewarding to see the final product and the positive feedback from the client.</text:span></text:p>
      <text:p text:style-name="Standard"><text:span text:style-name="T2">Laura</text:span><text:span text:style-name="T1">: That sounds impressive. Can you tell me about a weakness you have and how you're working to improve it?</text:span></text:p>
      <text:p text:style-name="Standard"><text:span text:style-name="T2">Joel</text:span><text:span text:style-name="T1">: How shall I put it? I've always struggled with time management. I tend to get caught up in small details and it can cause me to lose track of time. But I've been working on setting clear <text:s/>deadlines for myself and breaking projects into smaller tasks to help with that.</text:span></text:p>
      <text:p text:style-name="Standard"><text:span text:style-name="T2">Laura</text:span><text:span text:style-name="T1">: That's a common issue. What are your career goals?</text:span></text:p>
      <text:p text:style-name="Standard"><text:span text:style-name="T2">Joel</text:span><text:span text:style-name="T1">: Well, let me think... I'm really passionate about front-end development and I want to continue to improve my skills. I'd like to take on more leadership roles and eventually become a senior developer or team lead.</text:span></text:p>
      <text:p text:style-name="Standard"><text:span text:style-name="T2">Laura</text:span><text:span text:style-name="T1">: That's a great goal. Can you tell me about a strength you have?</text:span></text:p>
      <text:p text:style-name="Standard"><text:span text:style-name="T2">Joel</text:span><text:span text:style-name="T1">: Now, that's an interesting question... I would say my attention to detail is a strength. I always make sure to test my code in detail and catch any bugs before they become a problem.</text:span></text:p>
      <text:p text:style-name="Standard"><text:span text:style-name="T2">Laura</text:span><text:span text:style-name="T1">: That's a valuable skill. Well, that concludes the interview. Do you have any questions? </text:span></text:p>
      <text:p text:style-name="Standard"><text:span text:style-name="T2">Joel</text:span><text:span text:style-name="T1">: Could you describe to me what a typical day is like for a developer at this company and what kind of projects I will be working on in this job?</text:span></text:p>
      <text:p text:style-name="Standard"><text:span text:style-name="T4">Laura</text:span><text:span text:style-name="T5">: Sure, on a typical day, you'd work alongside the design and back-end team to implement efficient and engaging solutions for the project you're working on. Or you could also be on the bug fixing and/or maintenance team. About the projects, </text:span><text:span text:style-name="T6">we</text:span><text:span text:style-name="T5"> mainly handle web development projects, which can be commercial websites or online games.</text:span></text:p>
      <text:p text:style-name="Standard"><text:span text:style-name="T4">Joel</text:span><text:span text:style-name="T5">: Ok, thank you for answer my question.</text:span></text:p>
      <text:p text:style-name="Standard"><text:span text:style-name="T4">Laura</text:span><text:span text:style-name="T5">: You’re welcome. Well, it’s a pleasure to meet you and thank you for your time.</text:span></text:p>
      <text:p text:style-name="Standard"><text:span text:style-name="T4">Joel</text:span><text:span text:style-name="T5">: It’s been a pleasure to meet you as well. Looking forward to hearing from you so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U TORREBLANCA, JOEL</meta:initial-creator>
    <meta:editing-cycles>11</meta:editing-cycles>
    <meta:creation-date>2023-01-26T11:20:00</meta:creation-date>
    <dc:date>2023-02-02T19:03:52.748000000</dc:date>
    <meta:editing-duration>PT22H36M38S</meta:editing-duration>
    <meta:generator>LibreOffice/7.3.7.2$Windows_X86_64 LibreOffice_project/e114eadc50a9ff8d8c8a0567d6da8f454beeb84f</meta:generator>
    <meta:document-statistic meta:table-count="0" meta:image-count="0" meta:object-count="0" meta:page-count="1" meta:paragraph-count="17" meta:word-count="435" meta:character-count="2429" meta:non-whitespace-character-count="2009"/>
    <meta:user-defined meta:name="AppVersion">16.0000</meta:user-defined>
    <meta:template xlink:type="simple" xlink:actuate="onRequest" xlink:title="Normal.dotm" xlink:href=""/>
  </office:meta>
</office:document-meta>
</file>